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746" officeooo:paragraph-rsid="001027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2:08:40.237897211</meta:creation-date>
    <meta:generator>LibreOffice/6.0.7.3$Linux_X86_64 LibreOffice_project/00m0$Build-3</meta:generator>
    <dc:date>2019-06-10T12:09:30.821771774</dc:date>
    <meta:editing-duration>PT5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